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style:style style:name="ce1" style:family="table-cell" style:parent-style-name="Default">
      <style:text-properties style:font-name="Liberation Sans1"/>
    </style:style>
    <style:style style:name="ce2" style:family="table-cell" style:parent-style-name="Default" style:data-style-name="N106"/>
    <style:style style:name="ce3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1" table:number-columns-repeated="4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 table:number-columns-spanned="6" table:number-rows-spanned="1">
            <text:p>Messung des Spezifischen Leitwertes σ eines Metallstreifens aus Edelstahl</text:p>
          </table:table-cell>
          <table:covered-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 table:number-columns-spanned="2" table:number-rows-spanned="1">
            <text:p>Abmessungen:</text:p>
          </table:table-cell>
          <table:covered-table-cell/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Länge</text:p>
          </table:table-cell>
          <table:table-cell office:value-type="float" office:value="0.1" calcext:value-type="float">
            <text:p>100,00E-03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cke</text:p>
          </table:table-cell>
          <table:table-cell office:value-type="float" office:value="0.0008" calcext:value-type="float">
            <text:p>800,00E-06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reite</text:p>
          </table:table-cell>
          <table:table-cell table:style-name="ce3" office:value-type="float" office:value="0.0055" calcext:value-type="float">
            <text:p>5,50E-03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äche A</text:p>
          </table:table-cell>
          <table:table-cell table:formula="of:=[.C10]*[.C9]" office:value-type="float" office:value="0.0000044" calcext:value-type="float">
            <text:p>4,40E-06</text:p>
          </table:table-cell>
          <table:table-cell office:value-type="string" calcext:value-type="string">
            <text:p>m²</text:p>
          </table:table-cell>
          <table:table-cell table:number-columns-repeated="3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6" table:number-rows-spanned="1">
            <text:p>Spannungsabfall wird auf der Länge gemessen während ein Strom durchfließt</text:p>
          </table:table-cell>
          <table:covered-table-cell table:style-name="Default"/>
          <table:covered-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float" office:value="1.251" calcext:value-type="float">
            <text:p>1,25E+00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office:value-type="float" office:value="0.0232" calcext:value-type="float">
            <text:p>23,20E-03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formula="of:=[.C18]/[.C17]" office:value-type="float" office:value="0.0185451638689049" calcext:value-type="float">
            <text:p>18,55E-03</text:p>
          </table:table-cell>
          <table:table-cell office:value-type="string" calcext:value-type="string">
            <text:p>Ohm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6" table:number-rows-spanned="1">
            <text:p>Setzt man die Werte in die Formel ein erhält man folgendes Ergebnis:</text:p>
          </table:table-cell>
          <table:covered-table-cell table:style-name="Default"/>
          <table:covered-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σ</text:p>
          </table:table-cell>
          <table:table-cell table:formula="of:=[.C8]/([.C19]*[.C11])" office:value-type="float" office:value="1225509.40438872" calcext:value-type="float">
            <text:p>1,23E+06</text:p>
          </table:table-cell>
          <table:table-cell office:value-type="string" calcext:value-type="string">
            <text:p>S/m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Benedict Kunze, 9.6.2021</text:p>
          </table:table-cell>
          <table:table-cell table:number-columns-repeated="5"/>
        </table:table-row>
        <table:table-row table:style-name="ro1" table:number-rows-repeated="104854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9">00.00.0000</text:date>, <text:time style:data-style-name="N2" text:time-value="18:10:55.8482093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9T15:22:42.857302711</meta:creation-date>
    <dc:date>2021-06-09T18:11:15.626284620</dc:date>
    <meta:editing-duration>PT5M1S</meta:editing-duration>
    <meta:editing-cycles>3</meta:editing-cycles>
    <meta:generator>LibreOffice/6.4.7.2$Linux_X86_64 LibreOffice_project/40$Build-2</meta:generator>
    <meta:document-statistic meta:table-count="1" meta:cell-count="29" meta:object-count="0"/>
  </office:meta>
</office:document-meta>
</file>